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horndale AMT" svg:font-family="'Thorndale AMT'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0000ff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style:writing-mode="lr-tb"/>
      <style:text-properties fo:font-size="11pt" style:font-size-asian="11pt" style:font-size-complex="11pt"/>
    </style:style>
    <style:style style:name="P6" style:family="paragraph" style:parent-style-name="Standard">
      <style:paragraph-properties style:writing-mode="lr-tb"/>
      <style:text-properties fo:font-size="11pt" fo:font-weight="bold" style:font-size-asian="11pt" style:font-size-complex="11pt"/>
    </style:style>
    <style:style style:name="P7" style:family="paragraph" style:parent-style-name="Standard">
      <style:paragraph-properties style:writing-mode="lr-tb"/>
      <style:text-properties fo:font-size="11pt" fo:font-weight="bold" style:font-size-asian="11pt" style:font-size-complex="11pt" style:font-weight-complex="bold"/>
    </style:style>
    <style:style style:name="P8" style:family="paragraph" style:parent-style-name="Standard">
      <style:paragraph-properties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style:writing-mode="lr-tb"/>
      <style:text-properties fo:color="#000000" fo:font-size="11pt" style:font-size-asian="11pt" style:font-size-complex="11pt"/>
    </style:style>
    <style:style style:name="P10" style:family="paragraph" style:parent-style-name="Standard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color="#0000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 Definición sintáctica del lenguaje </text:p>
      <text:p text:style-name="P2">Especificación formal de los aspectos sintácticos del lenguaje. </text:p>
      <text:p text:style-name="P1"/>
      <text:p text:style-name="P10"><text:span text:style-name="T1">2.1. Descripción de los operadores</text:span><text:span text:style-name="T2"> </text:span></text:p>
      <text:p text:style-name="P11"/>
      <text:p text:style-name="P5">Los operadores del lenguaje son los siguientes. Todos asocian a derechas, excepto los de nivel 3:</text:p>
      <text:p text:style-name="P5">Operador<text:tab/>Aridad:</text:p>
      <text:p text:style-name="P7">Nivel 0 – menor prioridad</text:p>
      <text:p text:style-name="P5">&lt;<text:tab/>2</text:p>
      <text:p text:style-name="P5">&gt;<text:tab/>2</text:p>
      <text:p text:style-name="P5">&lt;=<text:tab/>2</text:p>
      <text:p text:style-name="P5">&gt;=<text:tab/>2</text:p>
      <text:p text:style-name="P5">=<text:tab/>2</text:p>
      <text:p text:style-name="P5">=/=<text:tab/>2</text:p>
      <text:p text:style-name="P7">Nivel 1</text:p>
      <text:p text:style-name="P5">+<text:tab/>2</text:p>
      <text:p text:style-name="P5">-<text:tab/>2</text:p>
      <text:p text:style-name="P5">or <text:tab/>2</text:p>
      <text:p text:style-name="P7">Nivel 2</text:p>
      <text:p text:style-name="P5">*<text:tab/>2</text:p>
      <text:p text:style-name="P5">/<text:tab/>2</text:p>
      <text:p text:style-name="P5">%<text:tab/>2</text:p>
      <text:p text:style-name="P5">and <text:tab/>2</text:p>
      <text:p text:style-name="P7">Nivel 3</text:p>
      <text:p text:style-name="P8">&gt;&gt;<text:tab/>2</text:p>
      <text:p text:style-name="P8">&lt;&lt;<text:tab/>2</text:p>
      <text:p text:style-name="P6">Nivel 4 – mayor prioridad</text:p>
      <text:p text:style-name="P5">not<text:tab/>1</text:p>
      <text:p text:style-name="P5">-<text:tab/>1</text:p>
      <text:p text:style-name="P5">(float)<text:tab/>1</text:p>
      <text:p text:style-name="P5">(int)<text:tab/>1</text:p>
      <text:p text:style-name="P5">(nat)<text:tab/>1</text:p>
      <text:p text:style-name="P5">(char)<text:tab/>1</text:p>
      <text:p text:style-name="P9">| |<text:tab/>1</text:p>
      <text:p text:style-name="P1"/>
      <text:p text:style-name="Standard"><text:span text:style-name="T1">2.2. Formalización de la sintaxis</text:span><text:span text:style-name="T3"> </text:span></text:p>
      <text:p text:style-name="P2">Formalización de la sintaxis del lenguaje utilizando una gramática incontextual. Dicha gramática debe representar de manera natural las prioridades y la asociatividad de los operadores.</text:p>
      <text:p text:style-name="Standard"/>
      <text:p text:style-name="P4">Programa → Declaraciones &amp; Instrucciones</text:p>
      <text:p text:style-name="P4">Declaraciones → Declaración ; Declaraciones</text:p>
      <text:p text:style-name="P4">Declaraciones → Declaración</text:p>
      <text:p text:style-name="P4">Declaración → id : tipo</text:p>
      <text:p text:style-name="P4">Instrucciones → Instrucción ; Instrucciones</text:p>
      <text:p text:style-name="P4">Instrucciones → Instrucción</text:p>
      <text:p text:style-name="P4">Instrucción → InsLectura</text:p>
      <text:p text:style-name="P4">Instrucción → InsEscritura</text:p>
      <text:p text:style-name="P4">Instrucción → InsAsignación</text:p>
      <text:p text:style-name="P4">InsLectura → <text:s/>in(v)</text:p>
      <text:p text:style-name="P4">InsEscritura → out(Expresion)</text:p>
      <text:p text:style-name="P4">InsAsignación → id := Expresión</text:p>
      <text:p text:style-name="P4">Expresión → ExpresiónNiv1 OpNiv0 ExpresiónNiv1 </text:p>
      <text:p text:style-name="P4">Expresión → ExpresiónNiv1</text:p>
      <text:p text:style-name="P4">ExpresiónNiv1 → ExpresiónNiv1 OpNiv1 ExpresiónNiv2</text:p>
      <text:p text:style-name="P4">ExpresiónNiv1 → ExpresiónNiv2</text:p>
      <text:p text:style-name="P4">ExpresiónNiv2 → ExpresiónNiv2 OpNiv2 ExpresiónNiv3</text:p>
      <text:p text:style-name="P4">ExpresiónNiv2 → ExpresiónNiv3</text:p>
      <text:p text:style-name="P4"><text:soft-page-break/>ExpresiónNiv3 → ExpresionNiv4 OpNiv3 ExpresiónNiv3</text:p>
      <text:p text:style-name="P4">ExpresiónNiv3 → ExpresiónNiv4</text:p>
      <text:p text:style-name="P4">ExpresiónNiv4 → OpNiv4 ExpresiónNiv4</text:p>
      <text:p text:style-name="P4">ExpresiónNiv4 → | Expresión |</text:p>
      <text:p text:style-name="P4">ExpresiónNiv4 → ( Expresión )</text:p>
      <text:p text:style-name="P4">ExpresiónNiv4 → Literal</text:p>
      <text:p text:style-name="P4">Literal → id</text:p>
      <text:p text:style-name="P4">Literal → litNat</text:p>
      <text:p text:style-name="P4">Literal → litFlo</text:p>
      <text:p text:style-name="P4">Literal → litBoo</text:p>
      <text:p text:style-name="P4">Literal → litCha</text:p>
      <text:p text:style-name="P4">OpNiv0 → &lt;</text:p>
      <text:p text:style-name="P4">OpNiv0 → &gt;<text:tab/></text:p>
      <text:p text:style-name="P4">OpNiv0 → &lt;=<text:tab/></text:p>
      <text:p text:style-name="P4">OpNiv0 → &gt;=</text:p>
      <text:p text:style-name="P4">OpNiv0 → =</text:p>
      <text:p text:style-name="P4">OpNiv0 → =/=</text:p>
      <text:p text:style-name="P4">OpNiv1 → +</text:p>
      <text:p text:style-name="P4">OpNiv1 → -</text:p>
      <text:p text:style-name="P4">OpNiv1 → or</text:p>
      <text:p text:style-name="P4">OpNiv2 → *</text:p>
      <text:p text:style-name="P4">OpNiv2 → /</text:p>
      <text:p text:style-name="P4">OpNiv2 → %</text:p>
      <text:p text:style-name="P4">OpNiv2 → and</text:p>
      <text:p text:style-name="P3">OpNiv3 → &gt;&gt;</text:p>
      <text:p text:style-name="P3">OpNiv3 → &lt;&lt;</text:p>
      <text:p text:style-name="P3">OpNiv4 → not</text:p>
      <text:p text:style-name="P3">OpNiv4 → -</text:p>
      <text:p text:style-name="P3">OpNiv4 → (float)</text:p>
      <text:p text:style-name="P3">OpNiv4 → (int)</text:p>
      <text:p text:style-name="P3">OpNiv4 → (nat)</text:p>
      <text:p text:style-name="P4">OpNiv4 → (cha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s" fo:country="E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 AM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ector </meta:initial-creator>
    <meta:creation-date>2010-01-12T10:05:50</meta:creation-date>
    <dc:date>2010-01-12T10:40:02</dc:date>
    <dc:creator>Hector </dc:creator>
    <meta:editing-duration>PT00H34M13S</meta:editing-duration>
    <meta:editing-cycles>2</meta:editing-cycles>
    <meta:generator>OpenOffice.org/3.1$Linux OpenOffice.org_project/310m21$Build-9319</meta:generator>
    <meta:document-statistic meta:table-count="0" meta:image-count="0" meta:object-count="0" meta:page-count="2" meta:paragraph-count="84" meta:word-count="300" meta:character-count="1743"/>
  </office:meta>
</office:document-meta>
</file>